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osefin Slab" svg:font-family="'Josefin Slab',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18pt" officeooo:rsid="0005f420" officeooo:paragraph-rsid="0005f420" style:font-size-asian="15.75pt" style:font-size-complex="18pt"/>
    </style:style>
    <style:style style:name="P2" style:family="paragraph" style:parent-style-name="Standard">
      <style:text-properties fo:font-size="12pt" officeooo:rsid="0005f420" officeooo:paragraph-rsid="0005f420" style:font-size-asian="10.5pt" style:font-size-complex="12pt"/>
    </style:style>
    <style:style style:name="T1" style:family="text">
      <style:text-properties fo:font-variant="normal" fo:text-transform="none" fo:color="#000000" loext:opacity="100%" style:font-name="Josefin Slab" fo:font-size="15.75pt" fo:letter-spacing="normal" fo:font-style="normal" fo:font-weight="bold"/>
    </style:style>
    <style:style style:name="T2" style:family="text">
      <style:text-properties fo:font-variant="normal" fo:text-transform="none" fo:color="#000000" loext:opacity="100%" style:font-name="Josefin Slab" fo:font-size="15.75pt" fo:letter-spacing="normal" fo:font-style="normal" fo:font-weight="normal" style:font-weight-asian="normal" style:font-weight-complex="normal"/>
    </style:style>
    <style:style style:name="T3" style:family="text">
      <style:text-properties fo:font-variant="normal" fo:text-transform="none" fo:color="#000000" loext:opacity="100%" style:font-name="Josefin Slab" fo:font-size="11pt" fo:letter-spacing="normal" fo:font-style="normal" fo:font-weight="normal" style:font-size-asian="11pt" style:font-weight-asian="normal" style:font-size-complex="11pt" style:font-weight-complex="normal"/>
    </style:style>
    <style:style style:name="T4" style:family="text">
      <style:text-properties fo:font-variant="normal" fo:text-transform="none" fo:color="#000000" loext:opacity="100%" style:font-name="Josefin Slab" fo:font-size="12pt" fo:letter-spacing="normal" fo:font-style="normal"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Verdadero</text:p>
      <text:p text:style-name="P2">Etienne Lantier llegó a Montsou, un pequeño pueblo, procedente de París, con la intención de buscar empleo. Los tiempos eran difíciles y el viejo Vincent Maheu, apodado Bonnemort, que trabajaba en el turno de noche descargando los vagones, no le brindó mucha ayuda ni esperanza. Etienne se encontró con la mina Voreux y allí conoció al anciano Bonnemort, quien provenía de una familia que había trabajado en la mina durante mucho tiempo. Era temprano en la mañana y toda la familia Maheu, conformada por el hijo mayor Zacharie, la hija Catherine, Jeanlin de once años y el padre Toussaint, estaban preparándose para ir a trabajar. Sin embargo, Lenora de 6 años, Henri de 4 años, Alzira de 9 años, la recién nacida Estelle y su madre se quedaron en casa mientras los demás trabajaban. Toda la familia vivía en una casa humilde y su vida estaba llena de miseria. La vivienda era tan pequeña que todos se veían obligados a dormir, comer y bañarse en el mismo lugar. La vida de los mineros era muy difícil y la gente era propensa a la promiscuidad, el alcoholismo y, a veces, incluso la violencia.</text:p>
      <text:p text:style-name="P2">Al llegar a la mina, Etienne tenía la esperanza de conseguir un trabajo. Al acercarse a la entrada, vio a muchas personas que parecían animales míticos entrando por la pequeña puerta. El líder del grupo de la familia Maheu era el padre, quien acababa de perder a un miembro, por lo que Etienne lo reemplazó. Quedó maravillado con la familia Maheu y viceversa. Trabajó junto a Catherine, quien al principio lo confundió con un niño debido a su fuerza, y también con Zacharie y Chaval, quien era conocido por su brutalidad. Desde el principio, Etienne y Chaval se odiaron, y Etienne no se dio cuenta de que estaba interfiriendo en la relación entre Chaval y Catherine, a quien consideraba su esposa y obedecía sin quejarse.Al inicio de la historia, se puede apreciar la gran diferencia entre los trabajadores y los ricos que son dueños de las minas. Mientras que la familia Maheu vive en condiciones precarias, la familia Gregorie, propietarios de las minas, viven en la opulencia. En una ocasión, la esposa de Maheu tuvo que pedirles dinero, pero la familia rica, que solo tenía una hija, no tuvo piedad de ella y solo le ofrecieron un pedazo de pan. Mientras tanto, la señorita Hennebeau trae a algunos invitados prestigiosos de París a visitar la villa y les dice que estarán cómodos y disfrutarán de la atmósfera tranquila y el aire fresco de la zona.El trabajo en las minas se volvía cada vez más peligroso debido al miedo constante a los derrumbes. Los trabajadores eran pagados en función de la cantidad de material que extraían y para ganar más dinero, tenían que dedicar menos tiempo a asegurar la estabilidad del edificio. No tenían tiempo que perder, por lo que a menudo eran descuidados en su trabajo. Este descuido en el lugar de trabajo resultaba en accidentes y tenían que pagar por los daños causados, lo que los llevaba a una mayor miseria.La tensión en la mina llegó a un punto crítico y los mineros comenzaron a sabotear las máquinas. El dueño de la mina respondió llamando al ejército, lo que llevó a un violento enfrentamiento en el que Maheu murió. Después de la sangrienta batalla, Chaval nombró a Etienne como líder de la huelga y huyó. Etienne tuvo que enfrentarse a Chaval, pero gracias a la ayuda de Catherine logró sobrevivir. Sin embargo, Chaval la echó de su casa y ella no pudo regresar a casa con su familia, quienes la rechazaron. Catherine tampoco aceptó la ayuda de Etienne porque no creía que fuera digna de él.</text:p>
      <text:p text:style-name="P2"/>
      <text:p text:style-name="P2">Etienne se tomó varias semanas para recuperarse de sus heridas y, desilusionado por lo sucedido, decidió abandonar la mina. Aunque muchos mineros perdieron la vida y los que sobrevivieron continuaron trabajando en condiciones inhumanas en otras minas, la novela termina con un toque optimista. El mensaje final es que para tener un futuro mejor, es necesario que la gente tome el control de sus vidas y luche por un cambio.</text:p>
      <text:p text:style-name="P2"/>
      <text:p text:style-name="P2"><text:soft-page-break/></text:p>
      <text:p text:style-name="P2"/>
      <text:p text:style-name="P2">Biografia</text:p>
      <text:p text:style-name="P2"/>
      <text:p text:style-name="P2">Emile Zola (1840 – 1902) fue un famoso novelista francés y se cree que es uno de los representantes más importantes del naturalismo. Su padre era italiano y su madre francesa.</text:p>
      <text:p text:style-name="P2">Lamentablemente, perdió a su padre cuando tenía siete años y heredó su temperamento que lo ayudó a escribir y defender sus puntos de vista sobre la vida. De joven, trabajó en una editorial donde más tarde se convirtió en periodista. Después de eso, se distanció de todos y se dedicó a escribir.</text:p>
      <text:p text:style-name="P2">Se hizo famoso por causar mucha discusión sobre su trabajo porque fue acusado de ser inmoral, falto de gusto y exagerado. Además, fue acusado de un enfoque inhumano en la descripción de sus personajes.</text:p>
      <text:p text:style-name="P2">Emile Zola fue famoso por su afecto por la clase obrera. En 1898, se distinguió en el caso Dreyfuss con su obra J’accuse, con la que trajo consigo la era del gobierno. Fue condenado y huyó a Inglaterra.</text:p>
      <text:p text:style-name="P2">Escribió sobre problemas sociales y trató de mostrar su moral a través de sus libros. Consideró que los problemas de la sociedad deben recibir más atención. A partir de ese momento, tenemos sus obras inacabadas como Les Trois Villes, Les Quatre Evangiles.</text:p>
      <text:p text:style-name="P2">A excepción de Germinal, también es conocido por sus otras novelas como Nana, Therese Raquin, L’Assommoir…</text:p>
      <text:p text:style-name="P2">Murió el 29 de septiembre de 1902 en París.</text:p>
      <text:p text:style-name="P2"/>
      <text:p text:style-name="P2"/>
      <text:p text:style-name="P2"/>
      <text:p text:style-name="P2">Opinion personal</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osefin Slab" svg:font-family="'Josefin Slab',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4T22:55:57.407000000</meta:creation-date>
    <dc:date>2023-04-24T23:53:02.367000000</dc:date>
    <meta:editing-duration>PT57M6S</meta:editing-duration>
    <meta:editing-cycles>1</meta:editing-cycles>
    <meta:document-statistic meta:table-count="0" meta:image-count="0" meta:object-count="0" meta:page-count="2" meta:paragraph-count="13" meta:word-count="914" meta:character-count="5271" meta:non-whitespace-character-count="4369"/>
    <meta:generator>LibreOffice/7.4.2.3$Windows_X86_64 LibreOffice_project/382eef1f22670f7f4118c8c2dd222ec7ad009daf</meta:generator>
  </office:meta>
</office:document-meta>
</file>